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fo:font-style="normal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fo:font-weight="normal" fo:background-color="#ffff0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fo:font-weight="normal" fo:background-color="#99ff3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6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style:text-underline-style="none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7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style:text-underline-style="none" fo:font-weight="normal" fo:background-color="#ffff0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style:text-underline-style="none" fo:font-weight="normal" fo:background-color="#99ff3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style:font-name="Times New Roman" fo:font-size="13pt" fo:language="fr" fo:country="FR" fo:font-style="normal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font-size-asian="13pt" style:language-asian="zxx" style:country-asian="none" style:font-size-complex="13pt" style:language-complex="zxx" style:country-complex="none"/>
    </style:style>
    <style:style style:name="P13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14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6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weight="normal" fo:background-color="#ffff0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7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weight="normal" fo:background-color="#ff666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8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weight="normal" fo:background-color="#99ff3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9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0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weight="bold" fo:background-color="#ffff0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1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solid" style:text-underline-width="auto" style:text-underline-color="font-color" style:font-size-asian="13pt" style:language-asian="zxx" style:country-asian="none" style:font-size-complex="13pt" style:language-complex="zxx" style:country-complex="none"/>
    </style:style>
    <style:style style:name="P22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solid" style:text-underline-width="auto" style:text-underline-color="font-color" fo:font-weight="bold" fo:background-color="transparent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3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solid" style:text-underline-width="auto" style:text-underline-color="font-colo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4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solid" style:text-underline-width="auto" style:text-underline-color="font-color" fo:background-color="transparent" style:font-size-asian="13pt" style:language-asian="zxx" style:country-asian="none" style:font-size-complex="13pt" style:language-complex="zxx" style:country-complex="none"/>
    </style:style>
    <style:style style:name="P25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6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none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7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none" fo:font-weight="normal" fo:background-color="#ffff0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8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9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style:text-underline-style="none" style:font-size-asian="13pt" style:language-asian="zxx" style:country-asian="none" style:font-size-complex="13pt" style:language-complex="zxx" style:country-complex="none"/>
    </style:style>
    <style:style style:name="P30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background-color="#ffff00" style:font-size-asian="13pt" style:language-asian="zxx" style:country-asian="none" style:font-size-complex="13pt" style:language-complex="zxx" style:country-complex="none"/>
    </style:style>
    <style:style style:name="P31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style="italic" fo:font-weight="normal" fo:background-color="#ffff00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32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style="italic" fo:background-color="#ffff00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P33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solid"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34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solid" fo:font-size="13pt" fo:language="fr" fo:country="FR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35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solid" fo:font-size="13pt" fo:language="fr" fo:country="FR" style:text-underline-style="none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36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solid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solid" fo:font-size="13pt" fo:language="fr" fo:country="FR" fo:font-style="normal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solid" fo:font-size="13pt" fo:language="fr" fo:country="FR" style:font-size-asian="13pt" style:language-asian="zxx" style:country-asian="none" style:font-size-complex="13pt" style:language-complex="zxx" style:country-complex="none"/>
    </style:style>
    <style:style style:name="P39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solid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fo:font-size="13pt" fo:language="fr" fo:country="FR" fo:font-weight="normal" fo:background-color="#99ff3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1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fo:font-weight="normal" fo:background-color="#99ff3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2" style:family="paragraph" style:parent-style-name="Standard">
      <style:paragraph-properties>
        <style:tab-stops>
          <style:tab-stop style:position="6.248cm"/>
          <style:tab-stop style:position="19.212cm"/>
          <style:tab-stop style:position="21.188cm"/>
          <style:tab-stop style:position="24.596cm"/>
        </style:tab-stops>
      </style:paragraph-properties>
      <style:text-properties style:text-line-through-style="none" fo:font-size="13pt" fo:language="fr" fo:country="FR" fo:font-style="normal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none"/>
    </style:style>
    <style:style style:name="T4" style:family="text">
      <style:text-properties style:text-line-through-style="none" style:font-name="Times New Roman" fo:font-size="12pt" style:font-size-asian="12pt" style:font-size-complex="12pt"/>
    </style:style>
    <style:style style:name="T5" style:family="text">
      <style:text-properties style:text-line-through-style="none" fo:font-style="normal" style:font-style-asian="normal" style:font-style-complex="normal"/>
    </style:style>
    <style:style style:name="T6" style:family="text">
      <style:text-properties style:text-line-through-style="none" fo:font-style="normal" style:text-underline-style="none" fo:background-color="transparent" style:font-style-asian="normal" style:font-style-complex="normal"/>
    </style:style>
    <style:style style:name="T7" style:family="text">
      <style:text-properties style:text-line-through-style="none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fo:background-color="transparent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transparent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Potions de soins<text:tab/>+9 pvs<text:tab/>75 équivalent sort lvl 2</text:p>
      <text:p text:style-name="P12">Potion d'infravision<text:tab/>Infravision<text:tab/>100 équivalent sort lvl 1</text:p>
      <text:p text:style-name="P12">Antidote<text:tab/>Vire le poison<text:tab/>100 équivalent sort lvl 2</text:p>
      <text:p text:style-name="P12">Potion d'isolation<text:tab/>Res électricité 50%<text:tab/>150 équivalent sort lvl 3</text:p>
      <text:p text:style-name="P12">Potion d'invisibilité<text:tab/>Invisibilité<text:tab/>250 équivalent sort lvl 2</text:p>
      <text:p text:style-name="P12">Potion de résistance au froid<text:tab/>Res froid +50%<text:tab/>250 équivalent sort lvl 3</text:p>
      <text:p text:style-name="P12">Potion de liberté<text:tab/>Action libre<text:tab/>250 équivalent sort lvl 4</text:p>
      <text:p text:style-name="P12">Elixir de santé<text:tab/>Vire le poison et la maladie et rend 10 pvs<text:tab/>250 équivalent sort lvl 4/5</text:p>
      <text:p text:style-name="P12">Potion d'haleine ardente<text:tab/>6D10 mains ardentes<text:tab/>250</text:p>
      <text:p text:style-name="P12">Potion de génie<text:tab/>Int +4<text:tab/>300</text:p>
      <text:p text:style-name="P12">Potion d'agilité<text:tab/>Dextérité 18<text:tab/>300</text:p>
      <text:p text:style-name="P12">Potion de perspicasité<text:tab/>Sagesse 18<text:tab/>300</text:p>
      <text:p text:style-name="P12"><text:span text:style-name="T9">Potion de force géant collines<text:tab/>Force 20 (10T)<text:tab/>300<text:tab/></text:span><text:span text:style-name="T12">Combattants et moine</text:span></text:p>
      <text:p text:style-name="P12">Potion de force<text:tab/>Force 18<text:tab/>350</text:p>
      <text:p text:style-name="P12"><text:span text:style-name="T9">Potion de perception<text:tab/>Voleur +20%<text:tab/>350<text:tab/></text:span><text:span text:style-name="T12">Voleur</text:span></text:p>
      <text:p text:style-name="P12">Potion de rétro-vision<text:tab/>protection contre la pétrification<text:tab/>400 équivalent sort lvl 1</text:p>
      <text:p text:style-name="P12">Potion violette<text:tab/>Force 25, Dex 3, Cons 3<text:tab/>400</text:p>
      <text:p text:style-name="P14">Potion du maître voleur<text:tab/>serrurerie, vol à la tire +40<text:tab/>400<text:tab/><text:span text:style-name="T12">Voleur</text:span></text:p>
      <text:p text:style-name="P12">Potion de résistance au feu<text:tab/>Res feu +50%<text:tab/>450 équivalent sort lvl 3</text:p>
      <text:p text:style-name="P12">Potion d'explosion<text:tab/>6D6 sur zone<text:tab/>450 équivalent sort lvl 3 lancé lvl 6</text:p>
      <text:p text:style-name="P13">Potion de grand soins<text:tab/>+27 pvs<text:tab/>450 équivalent sort lvl 5</text:p>
      <text:p text:style-name="P12">Huile de feux <text:s/>ardents<text:tab/>5D6 sur zone<text:tab/>500</text:p>
      <text:p text:style-name="P12">Potion de focalisation mentale<text:tab/>Int +3, Dex +3<text:tab/>500</text:p>
      <text:p text:style-name="P12">Potion force morale<text:tab/>Constitution 18<text:tab/>500</text:p>
      <text:p text:style-name="P12">Potion <text:s/>rouge<text:tab/>Intelligence 25, Sagesse 3, Force 3, Res aux dégâts magiques 50%<text:tab/>500</text:p>
      <text:p text:style-name="P12">Huile de rapidité<text:tab/>Rapidité<text:tab/>500 </text:p>
      <text:p text:style-name="P12">Potion de statue<text:tab/>Ca fixée à 0, Jds +3, dex -3<text:tab/>500</text:p>
      <text:p text:style-name="P13">Potion de régénération<text:tab/>Régénération 2pvs /round<text:tab/>500</text:p>
      <text:p text:style-name="P13">Potion de force géant pierre<text:tab/>Force 20<text:tab/>500<text:span text:style-name="T9"><text:tab/></text:span><text:span text:style-name="T12">Combattants et moine</text:span></text:p>
      <text:p text:style-name="P12">Potion d'absorption<text:tab/>Res électricité 100%, res contondant 10%<text:tab/>600</text:p>
      <text:p text:style-name="P13">Potion de soins majeur<text:tab/>+40 pvs<text:tab/>650</text:p>
      <text:p text:style-name="P13">Potion de défense<text:tab/>CA fixée à 0<text:tab/>700</text:p>
      <text:p text:style-name="P12">Potion de clarté<text:tab/>Ordre chaotique<text:tab/>700 <text:s/>équivalent sort lvl 5</text:p>
      <text:p text:style-name="P12">Potion de force géant froid<text:tab/>Force 21<text:tab/>750<text:span text:style-name="T9"><text:tab/></text:span><text:span text:style-name="T12">Combattants et moine</text:span></text:p>
      <text:p text:style-name="P12"><text:span text:style-name="T9">Potion d’héroïsme<text:tab/>pvs + 10%, taco +10%<text:tab/>800<text:tab/></text:span><text:span text:style-name="T12">Combattants et moine</text:span></text:p>
      <text:p text:style-name="P12">Potion de force géant feu<text:tab/>Force 22 (10T)<text:tab/>1000<text:span text:style-name="T9"><text:tab/></text:span><text:span text:style-name="T12">Combattants et moine</text:span></text:p>
      <text:p text:style-name="P14">Potion de résistance à la magie<text:tab/>Res magie +50%<text:tab/>1000</text:p>
      <text:p text:style-name="P19"><text:span text:style-name="T9">Potion d'invulnérabilité<text:tab/>CA fixée à 0, jds +5<text:tab/>1200<text:tab/></text:span>Combattants et moine</text:p>
      <text:p text:style-name="P14">Potion de prot contre la magie<text:tab/>Res aux dégâts magiques 50%, jds +20<text:tab/>1250</text:p>
      <text:p text:style-name="P12">Potion de force géant nuage<text:tab/>Force 23<text:tab/>1250<text:span text:style-name="T9"><text:tab/></text:span><text:span text:style-name="T12">Combattants et moine</text:span></text:p>
      <text:p text:style-name="P12"><text:span text:style-name="T9">Potion de force géant tempête<text:tab/>Force 24<text:tab/>1500<text:tab/></text:span><text:span text:style-name="T12">Combattants et moine</text:span></text:p>
      <text:p text:style-name="P12">Potion de blocage de magie<text:tab/>Immu sorts lvl 1 à 5<text:tab/>1500 équivalent sort lvl 7 (gobe d’invulnérabilité majeur)</text:p>
      <text:p text:style-name="P12">Potion de pouvoir<text:tab/>Voleur +20%, pvs +20%, taco +20%<text:tab/>1700</text:p>
      <text:p text:style-name="P19"/>
      <text:p text:style-name="P12"/>
      <text:p text:style-name="P21">Autre, officiel</text:p>
      <text:p text:style-name="P25">Potion de sanctuaire<text:tab/><text:tab/>50<text:tab/>sort lvl 1</text:p>
      <text:p text:style-name="P28">Potion d'armure de la foi<text:tab/><text:tab/>50<text:tab/>sort lvl 1</text:p>
      <text:p text:style-name="P29">Potion de protection contre la pétrification<text:tab/>50<text:tab/>sort lvl 1</text:p>
      <text:p text:style-name="P29">Potion de image miroir mineure<text:tab/><text:tab/>50<text:tab/>sort lvl 1</text:p>
      <text:p text:style-name="P29">Potion de décharge éléctrique<text:tab/><text:tab/>50<text:tab/>sort lvl 1</text:p>
      <text:p text:style-name="P29">Potion de bouclier<text:tab/><text:tab/>50<text:tab/>sort lvl 1</text:p>
      <text:p text:style-name="P28">Potion de protection contre le mal<text:tab/>50<text:tab/>sort lvl 1</text:p>
      <text:p text:style-name="P29">Potion de peau d'écorce (lvl4)<text:tab/><text:tab/>100<text:tab/>sort lvl 2</text:p>
      <text:p text:style-name="P28">Potion de puissance divine<text:tab/><text:tab/>100<text:tab/>sort lvl 2</text:p>
      <text:p text:style-name="P25">Potion de barrière élémentale mineure<text:tab/>100<text:tab/>sort lvl 2</text:p>
      <text:p text:style-name="P28">Potion d'aide<text:tab/><text:tab/>100<text:tab/>sort lvl 2</text:p>
      <text:p text:style-name="P29">Potion de vocalisation<text:tab/><text:tab/>100<text:tab/>sort lvl 2</text:p>
      <text:p text:style-name="P29">Potion de chance<text:tab/><text:tab/>100<text:tab/>sort lvl 2</text:p>
      <text:p text:style-name="P29">Potion de baiser de la goule <text:tab/><text:tab/>100<text:tab/>sort lvl 2</text:p>
      <text:p text:style-name="P29">Potion de détection de l'invisibilité<text:tab/>100<text:tab/>sort lvl 2</text:p>
      <text:p text:style-name="P29">Potion de grâce féline<text:tab/><text:tab/>100<text:tab/>sort lvl 2</text:p>
      <text:p text:style-name="P29">Potion de dissipation de la magie<text:tab/><text:tab/>150<text:tab/>sort lvl 3</text:p>
      <text:p text:style-name="P29">Potion d'armure spectrale (lvl6)<text:tab/><text:tab/>150<text:tab/>sort lvl 3</text:p>
      <text:p text:style-name="P29">Potion de baiser du vampire<text:tab/><text:tab/>150<text:tab/>sort lvl 3</text:p>
      <text:p text:style-name="P29">Potion de restauration partielle<text:tab/><text:tab/>150<text:tab/>sort lvl 3</text:p>
      <text:p text:style-name="P29">Potion de délivrance de la malédiction<text:tab/>150<text:tab/>sort lvl 3</text:p>
      <text:p text:style-name="P29">Potion de restauration suprême (tous les pvs !!)<text:tab/>300<text:tab/>unique !</text:p>
      <text:p text:style-name="P29">Potion de transfert d'action (+1 cha, -1 dex)<text:tab/>500<text:tab/>unique !</text:p>
      <text:p text:style-name="P29">Potion de résistance (+5% res contondant)<text:tab/>1000<text:tab/>unique !</text:p>
      <text:p text:style-name="P29">Potion de résistance majeure (+5% res tranchant et perçant)<text:tab/>1500<text:tab/>unique !</text:p>
      <text:p text:style-name="P29">Potion de transfert de force (+1 dex, -1 for)<text:tab/>2000<text:tab/>unique !</text:p>
      <text:p text:style-name="P29">Potion de constitution (+1 con)<text:tab/><text:tab/>2000<text:tab/>unique !</text:p>
      <text:p text:style-name="P29">Potion de résistance à la magie (nom redondant) (+5% rm)<text:tab/>2000<text:tab/>unique !</text:p>
      <text:p text:style-name="P29">Potion d'augmentation d'aura (+1 int, +5% rm)<text:tab/>4000<text:tab/>unique !</text:p>
      <text:p text:style-name="P29">Potion de transfert de vie (+1 for, -1 dex)<text:tab/>4000<text:tab/>unique !</text:p>
      <text:p text:style-name="P29">Potion d'absorption de magie (+10% rm)<text:tab/>4000<text:tab/>unique !</text:p>
      <text:p text:style-name="P29">Potion de certitude (sag +1, con -2)<text:tab/>5000<text:tab/>unique !</text:p>
      <text:p text:style-name="P29">Potion de transfert sacré (+2 sagesse, -1 dex)<text:tab/>8000<text:tab/>unique !</text:p>
      <text:p text:style-name="P29"/>
      <text:p text:style-name="P29"/>
      <text:p text:style-name="P25">Larme de vipère<text:tab/>Dégâts d'acide en cône<text:tab/>250<text:tab/>pas faisable, le cône foire sous BG2EE</text:p>
      <text:p text:style-name="P25">Charme en charbon<text:tab/>Res feu 50%, res feu magique 25% (10 tours)<text:tab/>250<text:tab/>naze, la potion contre le feu fait mieux</text:p>
      <text:p text:style-name="P14">Charme de rat crane<text:tab/>int+1, connaissance +5%, détection pièges +5%<text:tab/>50<text:tab/>naze, la potion de voleur et la potion génie font beaucoup mieux</text:p>
      <text:p text:style-name="P14">Charme de queue de rat<text:tab/>cha -1, furti +10%, vol +5%<text:tab/>50<text:tab/>naze, la potion de voleur fait mieux</text:p>
      <text:p text:style-name="P26">Charme de mouche à sang<text:tab/>+3 pvs, régénération 1 pv/round (5 tours)<text:tab/>250<text:tab/>naze, la potion de voleur fait mieux</text:p>
      <text:p text:style-name="P15">Charme de caillot<text:tab/>+9 pvs, res tranchant +10%, res perforent +10%<text:tab/>50<text:tab/>naze, la potion de voleur fait mieux</text:p>
      <text:p text:style-name="P3">Pyramide de Maslow<text:tab/>+9Pvs, diminue fatigue, diminue ivresse, 3 charges<text:tab/>2500<text:tab/>naze : cher pour ce que ça fait, une potion de soin c'est 75, un potion de grand soin (9x3) c'est 450</text:p>
      <text:p text:style-name="P15">Charme de cafard<text:tab/>+4CA, +2 CA contondant, +10% res contondant<text:tab/>500<text:tab/>utile, mais seul charme........</text:p>
      <text:p text:style-name="P16"/>
      <text:p text:style-name="P16"/>
      <text:p text:style-name="P22">à faire (potions 10 tours, charmes 5 tours)</text:p>
      <text:p text:style-name="P6"/>
      <text:p text:style-name="P18">Charme de mouche à sang<text:tab/><text:span text:style-name="T2">+9 pvs, </text:span><text:span text:style-name="T3">régénération 1 pv/round (5 tours)</text:span><text:tab/>4<text:span text:style-name="T10">50<text:tab/>icône ii036</text:span><text:span text:style-name="T6"> </text:span><text:span text:style-name="T7">Non, existe déjà → potion de régénération, meilleure régénération, 2x plus longtemps</text:span></text:p>
      <text:p text:style-name="P8">Charme de caillot<text:tab/>+18 pvs, vire fatigue et ivresse<text:tab/>350<text:tab/>icône ii352</text:p>
      <text:p text:style-name="P18">Charme de cœur<text:tab/><text:span text:style-name="T2">+27 pvs, 10</text:span><text:span text:style-name="T3">% rés tranch, 20% rés perf</text:span><text:tab/><text:span text:style-name="T10">650<text:tab/>icône ii038</text:span></text:p>
      <text:p text:style-name="P18">Charme d'os<text:tab/>+2 CA, +2 CA contondants, +15% res contondant<text:tab/>400<text:tab/>icône <text:span text:style-name="T2">ii022</text:span></text:p>
      <text:p text:style-name="P18">Charme de mémoire totale<text:tab/>Souvenir d'un sort de niveau 3 ou 4 max<text:tab/>400<text:tab/>icône ii351</text:p>
      <text:p text:style-name="P2">Charme de fer<text:tab/>Armure CA 4, 1 tour<text:tab/>150<text:tab/>icône ii016<text:tab/><text:tab/>sort lvl 1<text:span text:style-name="T16"> </text:span><text:span text:style-name="T13">Non, existe déjà → potion de statue</text:span></text:p>
      <text:p text:style-name="P5">Charme de mouche à cadavre<text:tab/>Convocation d'insectes sur cible<text:tab/>300<text:tab/>icône ii052<text:span text:style-name="T14"><text:tab/><text:tab/>sort lvl 3</text:span></text:p>
      <text:p text:style-name="P2">Charme tordu<text:tab/>Malédiction (jds -3) sur cible unique<text:tab/>400<text:tab/>icône ii168<text:tab/><text:tab/>sort lvl 3</text:p>
      <text:p text:style-name="P2">Charme de furie<text:tab/>Furie berserk<text:tab/>500<text:tab/>icône ii187<text:span text:style-name="T15"><text:tab/></text:span><text:tab/>sort lvl 4</text:p>
      <text:p text:style-name="P15">Charme de l'oeil<text:tab/>Oeil du magicien<text:tab/>500<text:tab/><text:span text:style-name="T2">icône ii183</text:span><text:span text:style-name="T5"><text:tab/><text:tab/>sort lvl 4</text:span></text:p>
      <text:p text:style-name="P18">Charme de bois<text:tab/>Appel de Hamadryade<text:tab/>500<text:tab/><text:span text:style-name="T2">icône ii023</text:span><text:span text:style-name="T5"><text:tab/><text:tab/>sort lvl 4</text:span></text:p>
      <text:p text:style-name="P1">Charme d'ombre<text:tab/>Protection contre le plan négatif<text:tab/>500<text:tab/>icône ii463<text:tab/><text:tab/>sort lvl 4</text:p>
      <text:p text:style-name="P5">Charme de cafard<text:tab/>Fléau d'insectes<text:tab/>700<text:tab/>icône ii120<text:span text:style-name="T14"><text:tab/><text:tab/>sort lvl 5</text:span></text:p>
      <text:p text:style-name="P2">Charme de rat<text:tab/>métamorphose en rat (voir geomantic sorcerer)<text:tab/>750<text:tab/>icône ii133<text:tab/><text:tab/>sort lvl 5+ (invisibilité totale, indectabilité, etc)</text:p>
      <text:p text:style-name="P2">Charme décharné<text:tab/>Toucher de la liche<text:tab/>800<text:tab/>icône ii040<text:tab/><text:tab/>sort lvl 6- (pas les immunités)</text:p>
      <text:p text:style-name="P2">Charme du ver<text:tab/>Métamorphose en ver charognard<text:tab/>1000<text:tab/>icône ii121<text:tab/><text:tab/>sort lvl 6 (x attaques paralysantes)</text:p>
      <text:p text:style-name="P4"/>
      <text:p text:style-name="P5">Potion de bonne fortune<text:tab/>Chance +2<text:tab/>500<text:tab/>icône ii173</text:p>
      <text:p text:style-name="P3">Potion de super héroisme<text:tab/>pvs + 20%, taco +20%, tout le monde<text:tab/>2500<text:tab/>icône ii169 <text:span text:style-name="T12">Non, existe déjà → potion de pouvoir</text:span></text:p>
      <text:p text:style-name="P6">Potion d'invisibilité majeure<text:tab/>Invisibilité majeure<text:tab/>1000<text:tab/>icône ii219</text:p>
      <text:p text:style-name="P18">Potion de désenchantement<text:tab/>Dissipation 100% (contient langue de désenchanteur)<text:tab/>400<text:tab/>icône ii064</text:p>
      <text:p text:style-name="P15">Élixir de métamorphose<text:tab/>Métamorphose<text:tab/><text:tab/></text:p>
      <text:p text:style-name="P18">Tord-boyaux du sage<text:tab/>Vision instinctive d'Achitoza<text:tab/>500<text:tab/><text:span text:style-name="T2">icône ii221</text:span></text:p>
      <text:p text:style-name="P3"/>
      <text:p text:style-name="P15">Globe d'air pur<text:tab/>Zone d'air pur<text:tab/>800<text:tab/><text:span text:style-name="T2">icône ii087</text:span></text:p>
      <text:p text:style-name="P15"><text:span text:style-name="T2">Globe d'air opaque<text:tab/>à lancer -&gt; (nuage) Cécité 2 rounds sur zone ( (jds chaque round)<text:tab/>1800<text:tab/></text:span><text:span text:style-name="T3">icône ii336</text:span></text:p>
      <text:p text:style-name="P15">Globe d'air capiteux<text:tab/>à lancer -&gt; <text:span text:style-name="T2">(nuage) </text:span>Confusion 2 rounds (jds chaque round)<text:tab/>2500<text:tab/><text:span text:style-name="T3">icône ii458</text:span></text:p>
      <text:p text:style-name="P3"/>
      <text:p text:style-name="P5">Cendres angéliques<text:tab/>Ranime la cible + 3D8 pvs, 3 tours après jds/mort à -3 ou re-meurt<text:tab/>2000<text:tab/>icône ii170</text:p>
      <text:p text:style-name="P2">Pyramide de Maslow<text:tab/>Puissance divine + Bouclier de la foi + Faveur divine<text:tab/><text:tab/>icône ii162</text:p>
      <text:p text:style-name="P2">Miroir de duplication<text:tab/>Clone<text:tab/><text:tab/>icône ii051</text:p>
      <text:p text:style-name="P3"/>
      <text:p text:style-name="P3"/>
      <text:p text:style-name="P3"/>
      <text:p text:style-name="P33">Charme du cuivre<text:tab/>Chance<text:tab/>250<text:tab/>icône ii168<text:span text:style-name="T2"><text:tab/>NON, potion de bonne fortune</text:span></text:p>
      <text:p text:style-name="P33">Charme de pierre<text:tab/>1D4+1 peaux de pierres<text:tab/>700<text:tab/>icône ii043<text:span text:style-name="T2"><text:tab/>NON, moche et <text:s/></text:span><text:span text:style-name="T4">Nectar de Pierre concentrée</text:span></text:p>
      <text:p text:style-name="P35">Charme de l’œil maléfique<text:tab/>Malédiction sur cible<text:tab/>1500<text:tab/>icône ii085<text:span text:style-name="T2"><text:tab/>NON, oeil de kazgaroth</text:span></text:p>
      <text:p text:style-name="P37">Charme de toile<text:tab/>Toile d’araignée<text:tab/>200<text:tab/>icône igenss (expor)<text:tab/>sort lvl 2</text:p>
      <text:p text:style-name="P36">Charme de plume<text:tab/>Idem flèche acide, dégâts perçants 2D4 4 rounds<text:tab/>250<text:tab/>icône ii010<text:tab/><text:tab/>sort lvl 2+</text:p>
      <text:p text:style-name="P36">Charme de noirceur<text:tab/>Invisibilité majeure<text:tab/><text:tab/>icône ii463</text:p>
      <text:p text:style-name="P3"/>
      <text:p text:style-name="P3"/>
      <text:p text:style-name="P6"/>
      <text:p text:style-name="P15"/>
      <text:p text:style-name="P6"/>
      <text:p text:style-name="P15"/>
      <text:p text:style-name="P15">Braegh<text:tab/>icône IWD</text:p>
      <text:p text:style-name="P6">Fiole murmurante<text:tab/>aide, +2 force<text:tab/>450<text:tab/>Icone PST</text:p>
      <text:p text:style-name="P26"/>
      <text:p text:style-name="P7"/>
      <text:p text:style-name="P16"/>
      <text:p text:style-name="P16"/>
      <text:p text:style-name="P27"/>
      <text:p text:style-name="P27"/>
      <text:p text:style-name="P20"/>
      <text:p text:style-name="P1"/>
      <text:p text:style-name="P20"/>
      <text:p text:style-name="P15">Potion de libération des sens <text:tab/>Immunité sourd, muet, aveuglé, guéri sourd / muet / aveuglé<text:tab/>400<text:tab/><text:span text:style-name="T10">drmvial : fiole</text:span></text:p>
      <text:p text:style-name="P26"><text:tab/><text:tab/></text:p>
      <text:p text:style-name="P30"><text:span text:style-name="T9">Potion de vitalité<text:tab/>protège contre poison et maladie et vire effet de fatigue et ivresse<text:tab/></text:span><text:span text:style-name="T11">murk : </text:span></text:p>
      <text:p text:style-name="P30"><text:span text:style-name="T1">huile de glisse<text:tab/>Immunité glisse, toile d'araignée, enchevêtrement, colle de mimique</text:span> (non, potion d elivberté, anneau d'action libre, etc)</text:p>
      <text:p text:style-name="P30">Potion de métamorphose<text:tab/>metamorphose</text:p>
      <text:p text:style-name="P6"/>
      <text:p text:style-name="P16"/>
      <text:p text:style-name="P16">Poudre de vision<text:tab/>Poudre des fées</text:p>
      <text:p text:style-name="P31">Potion de précision<text:tab/>Coups mortel de tenser</text:p>
      <text:p text:style-name="P16">Potion de <text:tab/>Forme fantomatique</text:p>
      <text:p text:style-name="P16"/>
      <text:p text:style-name="P16"/>
      <text:p text:style-name="P32">Charme de l’œil<text:tab/>+4 taco, +2 dégats</text:p>
      <text:p text:style-name="P12"/>
      <text:p text:style-name="P34">Potion de dextérité D'aracrota<text:tab/><text:span text:style-name="T2">Dex 23 rien qui puisse justifier dex 23</text:span></text:p>
      <text:p text:style-name="P38">Potion de restauration<text:tab/>Restauration mineure<text:span text:style-name="T2"> (rend le clerc inutile)</text:span></text:p>
      <text:p text:style-name="P14"><text:span text:style-name="T1">Flacon de parfum<text:tab/>Charisme +3</text:span> (permet un charisme de 21, hyper économique. bof)</text:p>
      <text:p text:style-name="P30"/>
      <text:p text:style-name="P30"/>
      <text:p text:style-name="P12"><text:span text:style-name="T8">Icones </text:span>:</text:p>
      <text:p text:style-name="P21">Charmes divers :</text:p>
      <text:p text:style-name="P12">agody : craie : charme de pierre ?</text:p>
      <text:p text:style-name="P12">Ii350 : larme verte</text:p>
      <text:p text:style-name="P13"/>
      <text:p text:style-name="P16">Bloodchrm : charge de cœur</text:p>
      <text:p text:style-name="P16">clotchrm : charme de sang</text:p>
      <text:p text:style-name="P16">bonechrm : charme d'os</text:p>
      <text:p text:style-name="P15">ftongue : langue dans une bouteille</text:p>
      <text:p text:style-name="P15">knotchrm : charme de nœud, à refaire</text:p>
      <text:p text:style-name="P15">lingash : cendres du linguiste</text:p>
      <text:p text:style-name="P15">maslow : pyramide</text:p>
      <text:p text:style-name="P15"><text:span text:style-name="T1">pax : branche : charme de bois : peau d'écorce</text:span> (non, Potion de défense fait AC 0)</text:p>
      <text:p text:style-name="P15">quill : plume : charme de plume : lance sur cible pour "fleche acide" dégâts perforants</text:p>
      <text:p text:style-name="P15">rochchrm : charme de cafard, à refaire, charme d'os est mieux</text:p>
      <text:p text:style-name="P15">shard : éclats du destin : un charme</text:p>
      <text:p text:style-name="P15">Skinscrp : lambeau de chair : un charme ?</text:p>
      <text:p text:style-name="P15"/>
      <text:p text:style-name="P15"/>
      <text:p text:style-name="P23">tearring : triangle non fermé : charme à casser ?</text:p>
      <text:p text:style-name="P21"/>
      <text:p text:style-name="P21">Globes</text:p>
      <text:p text:style-name="P27">c_2114 : Globe d'air pur</text:p>
      <text:p text:style-name="P27">bshere : globe d'air troublant</text:p>
      <text:p text:style-name="P26">eyglas : œil de verre</text:p>
      <text:p text:style-name="P26"/>
      <text:p text:style-name="P23">Sacs</text:p>
      <text:p text:style-name="P9">Bagteeth : Poudre du voile noir</text:p>
      <text:p text:style-name="P15">Pouch : bourse</text:p>
      <text:p text:style-name="P11">Purse : bourse en cuir</text:p>
      <text:p text:style-name="P26"/>
      <text:p text:style-name="P21"/>
      <text:p text:style-name="P21">Potions, bouteille, etc</text:p>
      <text:p text:style-name="P24">Acide : flacon bleu : n'importe quoi, niquel</text:p>
      <text:p text:style-name="P27">murk : liquide sombre</text:p>
      <text:p text:style-name="P26">monjug : cruche</text:p>
      <text:p text:style-name="P15">tears : bouteille souriante</text:p>
      <text:p text:style-name="P26">trelon : cendres, urne :</text:p>
      <text:p text:style-name="P26">Spice : fiole en bois</text:p>
      <text:p text:style-name="P26">trelon : cendres, urne :</text:p>
      <text:p text:style-name="P27">drmvial : fiole</text:p>
      <text:p text:style-name="P27">II122 : puvérisateur bleu</text:p>
      <text:p text:style-name="P26"/>
      <text:p text:style-name="P26"/>
      <text:p text:style-name="P21">Autres</text:p>
      <text:p text:style-name="P10"/>
      <text:p text:style-name="P10"/>
      <text:p text:style-name="P12"/>
      <text:p text:style-name="P15"/>
      <text:p text:style-name="P15"/>
      <text:p text:style-name="P15"/>
      <text:p text:style-name="P15"/>
      <text:p text:style-name="P17">P_JRNL : dodécaèdre blanc de xxxxxxx : lancer pour effet aléatoire, voir la casette, aléatoire bien équilibré bon/auvais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9H58M19S</meta:editing-duration>
    <meta:editing-cycles>27</meta:editing-cycles>
    <meta:generator>OpenOffice/4.1.7$Win32 OpenOffice.org_project/417m1$Build-9800</meta:generator>
    <dc:date>2020-05-11T22:06:46.29</dc:date>
    <meta:document-statistic meta:table-count="0" meta:image-count="0" meta:object-count="0" meta:page-count="1" meta:paragraph-count="171" meta:word-count="1726" meta:character-count="9627"/>
    <meta:user-defined meta:name="Info 1"/>
    <meta:user-defined meta:name="Info 2"/>
    <meta:user-defined meta:name="Info 3"/>
    <meta:user-defined meta:name="Info 4"/>
  </office:meta>
</office:document-meta>
</file>